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6"/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i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L-MCA 233 WEB PROGRAMMING LABORATORY 0-0-4-1 </text:p>
      <text:p text:style-name="P1">CYCLE-1 </text:p>
      <text:p text:style-name="P1"/>
      <text:p text:style-name="Standard">1.Design a sample personal web page using three separate pages such as</text:p>
      <text:p text:style-name="Standard"><text:s text:c="12"/>(i)Home page.</text:p>
      <text:p text:style-name="Standard"><text:s text:c="11"/>(ii)Educational Qualification<text:line-break/> <text:s text:c="10"/>(iii)Contact me</text:p>
      <text:p text:style-name="Standard">2.Create a web page with the following using HTML5 </text:p>
      <text:list xml:id="list5016320012585692611" text:style-name="L1">
        <text:list-header>
          <text:p text:style-name="P2"><text:s text:c="2"/>(i)To embed an image map in a web page</text:p>
          <text:p text:style-name="P2"><text:s text:c="2"/>(ii)To fix the hot spots</text:p>
          <text:p text:style-name="P2"><text:s text:c="2"/>(iii)Show all the related information when the hot spots are clicked.</text:p>
        </text:list-header>
      </text:list>
      <text:p text:style-name="Standard">3.Create a web page that displays college information using various style sheets. </text:p>
      <text:p text:style-name="Standard"><text:s text:c="12"/>(i)Inline</text:p>
      <text:p text:style-name="Standard"><text:s text:c="12"/>(ii)Internal</text:p>
      <text:p text:style-name="Standard"><text:tab/>(iii)External</text:p>
      <text:p text:style-name="Standard"/>
      <text:p text:style-name="P1">CYCLE-2 </text:p>
      <text:p text:style-name="P1"/>
      <text:p text:style-name="Standard">4.Develop a PHP program using arrays, control structures, looping structures and form handling. </text:p>
      <text:p text:style-name="Standard">5.Develop and demonstrate a HTML file that includes java script for the following problems</text:p>
      <text:list xml:id="list4140895611923343517" text:style-name="L6">
        <text:list-header>
          <text:p text:style-name="P3">(i) Produce n Fibonacci numbers </text:p>
          <text:p text:style-name="P3">(ii) Produce a table of numbers from 1 to n and its squares</text:p>
        </text:list-header>
      </text:list>
      <text:p text:style-name="Standard">6.Design quiz application personal information system using java script.</text:p>
      <text:p text:style-name="Standard">7. Write a program to create popup boxes in java script.Also perform form validation.</text:p>
      <text:p text:style-name="Standard"/>
      <text:p text:style-name="P1">CYCLE-3 </text:p>
      <text:p text:style-name="P1"/>
      <text:p text:style-name="Standard">8. Using PHP and MySQL, develop a program to accept book information viz. Accession number, title, authors, edition and publisher from a web page and perform store, search, and display search results. </text:p>
      <text:p text:style-name="Standard"><text:s/>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35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19T10:37:34.82</meta:creation-date>
    <meta:document-statistic meta:table-count="0" meta:image-count="0" meta:object-count="0" meta:page-count="1" meta:paragraph-count="24" meta:word-count="176" meta:character-count="1198"/>
    <dc:date>2019-08-19T10:51:11.19</dc:date>
    <meta:editing-duration>PT13M36S</meta:editing-duration>
    <meta:editing-cycles>1</meta:editing-cycles>
    <meta:generator>OpenOffice/4.1.2$Win32 OpenOffice.org_project/412m3$Build-9782</meta:generator>
  </office:meta>
</office:document-meta>
</file>